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e5a" officeooo:paragraph-rsid="0014be5a"/>
    </style:style>
    <style:style style:name="P2" style:family="paragraph" style:parent-style-name="Standard">
      <style:text-properties officeooo:paragraph-rsid="00196a15"/>
    </style:style>
    <style:style style:name="P3" style:family="paragraph" style:parent-style-name="Standard">
      <style:text-properties officeooo:paragraph-rsid="001b6299"/>
    </style:style>
    <style:style style:name="P4" style:family="paragraph" style:parent-style-name="Standard">
      <style:text-properties officeooo:paragraph-rsid="0014be5a"/>
    </style:style>
    <style:style style:name="P5" style:family="paragraph" style:parent-style-name="Standard">
      <style:text-properties fo:font-weight="bold" officeooo:paragraph-rsid="001b6299" style:font-weight-asian="bold" style:font-weight-complex="bold"/>
    </style:style>
    <style:style style:name="P6" style:family="paragraph" style:parent-style-name="Standard">
      <style:text-properties fo:font-weight="bold" officeooo:paragraph-rsid="001d6e56" style:font-weight-asian="bold" style:font-weight-complex="bold"/>
    </style:style>
    <style:style style:name="P7" style:family="paragraph" style:parent-style-name="Standard">
      <style:text-properties fo:font-weight="bold" officeooo:rsid="001d6e56" officeooo:paragraph-rsid="001d6e56" style:font-weight-asian="bold" style:font-weight-complex="bold"/>
    </style:style>
    <style:style style:name="P8" style:family="paragraph" style:parent-style-name="Standard">
      <style:text-properties fo:font-weight="bold" officeooo:paragraph-rsid="0021f8e6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officeooo:rsid="0014be5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8f13" style:font-weight-asian="bold" style:font-weight-complex="bold"/>
    </style:style>
    <style:style style:name="T4" style:family="text">
      <style:text-properties fo:font-weight="bold" officeooo:rsid="0017c33b" style:font-weight-asian="bold" style:font-weight-complex="bold"/>
    </style:style>
    <style:style style:name="T5" style:family="text">
      <style:text-properties fo:font-weight="bold" officeooo:rsid="00196a15" style:font-weight-asian="bold" style:font-weight-complex="bold"/>
    </style:style>
    <style:style style:name="T6" style:family="text">
      <style:text-properties fo:font-weight="bold" officeooo:rsid="0014be5a" style:font-weight-asian="bold" style:font-weight-complex="bold"/>
    </style:style>
    <style:style style:name="T7" style:family="text">
      <style:text-properties fo:font-weight="bold" officeooo:rsid="001b6299" style:font-weight-asian="bold" style:font-weight-complex="bold"/>
    </style:style>
    <style:style style:name="T8" style:family="text">
      <style:text-properties fo:font-weight="bold" officeooo:rsid="002037b8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96a15" style:font-weight-asian="normal" style:font-weight-complex="normal"/>
    </style:style>
    <style:style style:name="T11" style:family="text">
      <style:text-properties fo:font-weight="normal" officeooo:rsid="001c8cc5" style:font-weight-asian="normal" style:font-weight-complex="normal"/>
    </style:style>
    <style:style style:name="T12" style:family="text">
      <style:text-properties fo:font-weight="normal" officeooo:rsid="001d6e56" style:font-weight-asian="normal" style:font-weight-complex="normal"/>
    </style:style>
    <style:style style:name="T13" style:family="text">
      <style:text-properties officeooo:rsid="00178f13"/>
    </style:style>
    <style:style style:name="T14" style:family="text">
      <style:text-properties fo:color="#666666" loext:opacity="100%" fo:font-weight="bold" style:font-weight-asian="bold" style:font-weight-complex="bold"/>
    </style:style>
    <style:style style:name="T15" style:family="text">
      <style:text-properties fo:color="#666666" loext:opacity="100%" fo:font-weight="bold" officeooo:rsid="00178f13" style:font-weight-asian="bold" style:font-weight-complex="bold"/>
    </style:style>
    <style:style style:name="T16" style:family="text">
      <style:text-properties fo:color="#666666" loext:opacity="100%" fo:font-weight="bold" officeooo:rsid="0017c33b" style:font-weight-asian="bold" style:font-weight-complex="bold"/>
    </style:style>
    <style:style style:name="T17" style:family="text">
      <style:text-properties fo:color="#666666" loext:opacity="100%" fo:font-weight="bold" officeooo:rsid="00196a15" style:font-weight-asian="bold" style:font-weight-complex="bold"/>
    </style:style>
    <style:style style:name="T18" style:family="text">
      <style:text-properties fo:color="#666666" loext:opacity="100%" fo:font-weight="bold" officeooo:rsid="001b6299" style:font-weight-asian="bold" style:font-weight-complex="bold"/>
    </style:style>
    <style:style style:name="T19" style:family="text">
      <style:text-properties officeooo:rsid="0017c33b"/>
    </style:style>
    <style:style style:name="T20" style:family="text">
      <style:text-properties officeooo:rsid="00196a15"/>
    </style:style>
    <style:style style:name="T21" style:family="text">
      <style:text-properties officeooo:rsid="001c8cc5"/>
    </style:style>
    <style:style style:name="T22" style:family="text">
      <style:text-properties officeooo:rsid="001d6e56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uho Heikkinen</text:p>
      <text:p text:style-name="Text_20_body"><draw:line text:anchor-type="paragraph" draw:z-index="0" draw:name="Line 1" draw:style-name="gr1" draw:text-style-name="P9" svg:x1="-0.7992in" svg:y1="0.1201in" svg:x2="17.2146in" svg:y2="0.0681in"><text:p/></draw:line></text:p>
      <text:p text:style-name="Standard"><text:span text:style-name="T8">E</text:span><text:span text:style-name="T2">mail</text:span>:<text:tab/><text:tab/><text:a xlink:type="simple" xlink:href="mailto:contact.juhoheikkinen@gmail.com" text:style-name="Internet_20_link" text:visited-style-name="Visited_20_Internet_20_Link">contact.juhoheikkinen@gmail.com</text:a> </text:p>
      <text:p text:style-name="Standard"><text:span text:style-name="T8">L</text:span><text:span text:style-name="T2">inkedIn</text:span>: <text:tab/><text:a xlink:type="simple" xlink:href="https://www.linkedin.com/in/juhopmheikkinen/" text:style-name="Internet_20_link" text:visited-style-name="Visited_20_Internet_20_Link">https://www.linkedin.com/in/juhopmheikkinen/</text:a></text:p>
      <text:p text:style-name="P1"><text:span text:style-name="T2">Itch.io</text:span><text:span text:style-name="T9">:</text:span> <text:tab/><text:a xlink:type="simple" xlink:href="https://jukepoks1.itch.io/" text:style-name="Internet_20_link" text:visited-style-name="Visited_20_Internet_20_Link">https://jukepoks1.itch.io/</text:a></text:p>
      <text:p text:style-name="P4"><text:span text:style-name="T6">Twitter</text:span><text:span text:style-name="T1">: <text:tab/></text:span><text:a xlink:type="simple" xlink:href="https://twitter.com/Jukepoks1/" text:style-name="Internet_20_link" text:visited-style-name="Visited_20_Internet_20_Link"><text:span text:style-name="T1">https://twitter.com/Jukepoks1/</text:span></text:a></text:p>
      <text:h text:style-name="Heading_20_2" text:outline-level="2">EXPERIENCE</text:h>
      <text:p text:style-name="Standard"><text:tab/><text:span text:style-name="T14">Dec 2019 – Present</text:span></text:p>
      <text:p text:style-name="Standard"><text:tab/><text:span text:style-name="T2">Azure Developer, Zure Ltd</text:span></text:p>
      <text:p text:style-name="Standard"><text:tab/>Working with Azure cloud services, api, web and mobile applications <text:span text:style-name="T13">for multiple <text:tab/>customers</text:span>.</text:p>
      <text:p text:style-name="Standard"><text:tab/></text:p>
      <text:p text:style-name="Standard"><text:tab/><text:span text:style-name="T15">Aug 2018 – Dec 2019</text:span></text:p>
      <text:p text:style-name="P3"><text:tab/><text:span text:style-name="T3">Software Developer, CGI</text:span><text:span text:style-name="T3"/></text:p>
      <text:p text:style-name="Standard"><text:tab/><text:span text:style-name="T13">Working on customer projects in a Scrum team in highly agile fashion.</text:span></text:p>
      <text:p text:style-name="Standard"/>
      <text:p text:style-name="Standard"><text:tab/><text:span text:style-name="T15">Apr 2018 – Aug 2018</text:span></text:p>
      <text:p text:style-name="Standard"><text:tab/><text:span text:style-name="T3">Software Development Consultant, CGI</text:span></text:p>
      <text:p text:style-name="Standard"><text:tab/><text:span text:style-name="T13">Working on prototype of web-based map application.</text:span></text:p>
      <text:p text:style-name="Standard"><text:tab/></text:p>
      <text:p text:style-name="Standard"><text:tab/><text:span text:style-name="T15">Apr 2017 – Apr 2018</text:span></text:p>
      <text:p text:style-name="Standard"><text:tab/><text:span text:style-name="T3">Mobile and Web Developer, SuperApp Oy</text:span></text:p>
      <text:p text:style-name="Standard"><text:tab/><text:span text:style-name="T13">Working on mobile and web apps for multiple customers. Side projects also included <text:tab/>working with Augmented Reality(AR) and Internet of Things(IoT) related prototypes.</text:span></text:p>
      <text:p text:style-name="Standard"><text:tab/></text:p>
      <text:p text:style-name="Standard"><text:tab/><text:span text:style-name="T16">Jan 2017 – Apr 2017</text:span></text:p>
      <text:p text:style-name="Standard"><text:tab/><text:span text:style-name="T4">IT Trainee, SuperApp Oy</text:span></text:p>
      <text:p text:style-name="Standard"><text:tab/><text:span text:style-name="T19">Worked on prototypes related to AR and IoT. Some camera and mobile technologies.</text:span></text:p>
      <text:h text:style-name="Heading_20_2" text:outline-level="2">EDUCATION</text:h>
      <text:p text:style-name="P2"><text:tab/><text:span text:style-name="T17">2015 - 2018</text:span></text:p>
      <text:p text:style-name="P2"><text:span text:style-name="T20"><text:tab/></text:span><text:span text:style-name="T5">Bachelor’s Degree, Information Technology</text:span></text:p>
      <text:p text:style-name="P2"><text:span text:style-name="T5"><text:tab/>Haaga-Helia University of Applied Sciences</text:span></text:p>
      <text:p text:style-name="P2"><text:span text:style-name="T5"><text:tab/></text:span><text:span text:style-name="T10">Specialization in Information Technology, Software Development, Programming.</text:span></text:p>
      <text:h text:style-name="Heading_20_2" text:outline-level="2">SKILLS</text:h>
      <text:p text:style-name="P3"><text:tab/><text:span text:style-name="T18">Apr 2023</text:span></text:p>
      <text:p text:style-name="P3"><text:tab/><text:span text:style-name="T7">Microsoft Certified: Azure Developer Associate</text:span></text:p>
      <text:p text:style-name="P5"><text:tab/></text:p>
      <text:p text:style-name="P5"><text:tab/><text:span text:style-name="T21">Programming languages known / used:</text:span></text:p>
      <text:p text:style-name="P8"><text:tab/><text:span text:style-name="T11">C++, C#, Java, Javascript, Objective-C, Python, PHP, Swift, SQL, </text:span><text:span text:style-name="T12">TypeScript</text:span></text:p>
      <text:p text:style-name="P6"><text:tab/></text:p>
      <text:p text:style-name="P6"><text:tab/><text:span text:style-name="T22">Other Programming related libraries and frameworks:</text:span></text:p>
      <text:p text:style-name="P7"><text:tab/><text:span text:style-name="T9">Angular, AR, Cesium.js, Docker Git, JQuery, Linux, Node.js, OpenCV, Protractor, <text:tab/>React Native, React.js, Unity, VR, Wordpress.</text:span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officeooo:rsid="00178f13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10:33:59.473000000</meta:creation-date>
    <dc:date>2023-07-02T11:08:41.578000000</dc:date>
    <meta:editing-duration>PT34M38S</meta:editing-duration>
    <meta:editing-cycles>1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39" meta:word-count="184" meta:character-count="1447" meta:non-whitespace-character-count="1252"/>
  </office:meta>
</office:document-meta>
</file>